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c77af" officeooo:paragraph-rsid="000c77af"/>
    </style:style>
    <style:style style:name="P2" style:family="paragraph" style:parent-style-name="Subtitle">
      <style:text-properties officeooo:rsid="003d6448" officeooo:paragraph-rsid="003d6448"/>
    </style:style>
    <style:style style:name="P3" style:family="paragraph" style:parent-style-name="Subtitle">
      <style:text-properties officeooo:rsid="005af8df" officeooo:paragraph-rsid="005af8df"/>
    </style:style>
    <style:style style:name="P4" style:family="paragraph" style:parent-style-name="Subtitle">
      <style:text-properties officeooo:rsid="00beecc5" officeooo:paragraph-rsid="00beecc5"/>
    </style:style>
    <style:style style:name="P5" style:family="paragraph" style:parent-style-name="Text_20_body">
      <style:paragraph-properties fo:text-align="justify" style:justify-single-word="false"/>
      <style:text-properties officeooo:rsid="00133a11" officeooo:paragraph-rsid="00133a11"/>
    </style:style>
    <style:style style:name="P6" style:family="paragraph" style:parent-style-name="Text_20_body">
      <style:paragraph-properties fo:text-align="justify" style:justify-single-word="false"/>
      <style:text-properties officeooo:rsid="0032fae1" officeooo:paragraph-rsid="0032fae1"/>
    </style:style>
    <style:style style:name="P7" style:family="paragraph" style:parent-style-name="Text_20_body">
      <style:paragraph-properties fo:text-align="justify" style:justify-single-word="false"/>
      <style:text-properties officeooo:rsid="003f49d3" officeooo:paragraph-rsid="003f49d3"/>
    </style:style>
    <style:style style:name="P8" style:family="paragraph" style:parent-style-name="Text_20_body">
      <style:paragraph-properties fo:text-align="justify" style:justify-single-word="false"/>
      <style:text-properties style:font-name="Liberation Serif" officeooo:rsid="005ea844" officeooo:paragraph-rsid="005ea844"/>
    </style:style>
    <style:style style:name="P9" style:family="paragraph" style:parent-style-name="Text_20_body">
      <style:paragraph-properties fo:text-align="justify" style:justify-single-word="false"/>
      <style:text-properties style:font-name="Liberation Serif" officeooo:rsid="0077251b" officeooo:paragraph-rsid="0077251b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officeooo:rsid="0088524f" officeooo:paragraph-rsid="0088524f"/>
    </style:style>
    <style:style style:name="P11" style:family="paragraph" style:parent-style-name="Text_20_body">
      <style:paragraph-properties fo:text-align="justify" style:justify-single-word="false"/>
      <style:text-properties officeooo:rsid="00c259b2" officeooo:paragraph-rsid="00c259b2"/>
    </style:style>
    <style:style style:name="P12" style:family="paragraph" style:parent-style-name="Text_20_body">
      <style:paragraph-properties fo:text-align="justify" style:justify-single-word="false"/>
      <style:text-properties officeooo:rsid="00d1fc66" officeooo:paragraph-rsid="00d1fc66"/>
    </style:style>
    <style:style style:name="P13" style:family="paragraph" style:parent-style-name="Title">
      <style:text-properties officeooo:rsid="0009c861" officeooo:paragraph-rsid="0009c861"/>
    </style:style>
    <style:style style:name="T1" style:family="text">
      <style:text-properties officeooo:rsid="001365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65a1" style:font-weight-asian="bold" style:font-weight-complex="bold"/>
    </style:style>
    <style:style style:name="T4" style:family="text">
      <style:text-properties fo:font-weight="bold" officeooo:rsid="00143500" style:font-weight-asian="bold" style:font-weight-complex="bold"/>
    </style:style>
    <style:style style:name="T5" style:family="text">
      <style:text-properties fo:font-weight="bold" officeooo:rsid="001b8e5f" style:font-weight-asian="bold" style:font-weight-complex="bold"/>
    </style:style>
    <style:style style:name="T6" style:family="text">
      <style:text-properties fo:font-weight="bold" officeooo:rsid="001be46c" style:font-weight-asian="bold" style:font-weight-complex="bold"/>
    </style:style>
    <style:style style:name="T7" style:family="text">
      <style:text-properties fo:font-weight="bold" officeooo:rsid="001f0aaa" style:font-weight-asian="bold" style:font-weight-complex="bold"/>
    </style:style>
    <style:style style:name="T8" style:family="text">
      <style:text-properties fo:font-weight="bold" officeooo:rsid="001f5e71" style:font-weight-asian="bold" style:font-weight-complex="bold"/>
    </style:style>
    <style:style style:name="T9" style:family="text">
      <style:text-properties fo:font-weight="bold" officeooo:rsid="0021fe61" style:font-weight-asian="bold" style:font-weight-complex="bold"/>
    </style:style>
    <style:style style:name="T10" style:family="text">
      <style:text-properties fo:font-weight="bold" officeooo:rsid="0024274e" style:font-weight-asian="bold" style:font-weight-complex="bold"/>
    </style:style>
    <style:style style:name="T11" style:family="text">
      <style:text-properties fo:font-weight="bold" officeooo:rsid="0024b206" style:font-weight-asian="bold" style:font-weight-complex="bold"/>
    </style:style>
    <style:style style:name="T12" style:family="text">
      <style:text-properties fo:font-weight="bold" officeooo:rsid="002539e4" style:font-weight-asian="bold" style:font-weight-complex="bold"/>
    </style:style>
    <style:style style:name="T13" style:family="text">
      <style:text-properties fo:font-weight="bold" officeooo:rsid="0025814d" style:font-weight-asian="bold" style:font-weight-complex="bold"/>
    </style:style>
    <style:style style:name="T14" style:family="text">
      <style:text-properties fo:font-weight="bold" officeooo:rsid="0028fc1a" style:font-weight-asian="bold" style:font-weight-complex="bold"/>
    </style:style>
    <style:style style:name="T15" style:family="text">
      <style:text-properties fo:font-weight="bold" officeooo:rsid="002d50e3" style:font-weight-asian="bold" style:font-weight-complex="bold"/>
    </style:style>
    <style:style style:name="T16" style:family="text">
      <style:text-properties fo:font-weight="bold" officeooo:rsid="002fd3f2" style:font-weight-asian="bold" style:font-weight-complex="bold"/>
    </style:style>
    <style:style style:name="T17" style:family="text">
      <style:text-properties fo:font-weight="bold" officeooo:rsid="0034d15d" style:font-weight-asian="bold" style:font-weight-complex="bold"/>
    </style:style>
    <style:style style:name="T18" style:family="text">
      <style:text-properties fo:font-weight="bold" officeooo:rsid="003d226b" style:font-weight-asian="bold" style:font-weight-complex="bold"/>
    </style:style>
    <style:style style:name="T19" style:family="text">
      <style:text-properties fo:font-weight="bold" officeooo:rsid="00405d47" style:font-weight-asian="bold" style:font-weight-complex="bold"/>
    </style:style>
    <style:style style:name="T20" style:family="text">
      <style:text-properties fo:font-weight="bold" officeooo:rsid="004b9f02" style:font-weight-asian="bold" style:font-weight-complex="bold"/>
    </style:style>
    <style:style style:name="T21" style:family="text">
      <style:text-properties fo:font-weight="bold" officeooo:rsid="004c6495" style:font-weight-asian="bold" style:font-weight-complex="bold"/>
    </style:style>
    <style:style style:name="T22" style:family="text">
      <style:text-properties fo:font-weight="bold" officeooo:rsid="00550acb" style:font-weight-asian="bold" style:font-weight-complex="bold"/>
    </style:style>
    <style:style style:name="T23" style:family="text">
      <style:text-properties fo:font-weight="bold" officeooo:rsid="0056052f" style:font-weight-asian="bold" style:font-weight-complex="bold"/>
    </style:style>
    <style:style style:name="T24" style:family="text">
      <style:text-properties fo:font-weight="bold" officeooo:rsid="0058eee7" style:font-weight-asian="bold" style:font-weight-complex="bold"/>
    </style:style>
    <style:style style:name="T25" style:family="text">
      <style:text-properties fo:font-weight="bold" officeooo:rsid="005f60cd" style:font-weight-asian="bold" style:font-weight-complex="bold"/>
    </style:style>
    <style:style style:name="T26" style:family="text">
      <style:text-properties fo:font-weight="bold" officeooo:rsid="00c6b49e" style:font-weight-asian="bold" style:font-weight-complex="bold"/>
    </style:style>
    <style:style style:name="T27" style:family="text">
      <style:text-properties fo:font-weight="bold" officeooo:rsid="00c832d7" style:font-weight-asian="bold" style:font-weight-complex="bold"/>
    </style:style>
    <style:style style:name="T28" style:family="text">
      <style:text-properties fo:font-weight="bold" officeooo:rsid="00cad6bd" style:font-weight-asian="bold" style:font-weight-complex="bold"/>
    </style:style>
    <style:style style:name="T29" style:family="text">
      <style:text-properties fo:font-weight="bold" officeooo:rsid="00cce70b" style:font-weight-asian="bold" style:font-weight-complex="bold"/>
    </style:style>
    <style:style style:name="T30" style:family="text">
      <style:text-properties fo:font-weight="bold" officeooo:rsid="00d3558b" style:font-weight-asian="bold" style:font-weight-complex="bold"/>
    </style:style>
    <style:style style:name="T31" style:family="text">
      <style:text-properties fo:font-weight="bold" officeooo:rsid="00d38d67" style:font-weight-asian="bold" style:font-weight-complex="bold"/>
    </style:style>
    <style:style style:name="T32" style:family="text">
      <style:text-properties fo:font-weight="bold" officeooo:rsid="00d4e0d7" style:font-weight-asian="bold" style:font-weight-complex="bold"/>
    </style:style>
    <style:style style:name="T33" style:family="text">
      <style:text-properties fo:font-weight="bold" officeooo:rsid="00d77195" style:font-weight-asian="bold" style:font-weight-complex="bold"/>
    </style:style>
    <style:style style:name="T34" style:family="text">
      <style:text-properties fo:font-weight="bold" officeooo:rsid="00e0d1ca" style:font-weight-asian="bold" style:font-weight-complex="bold"/>
    </style:style>
    <style:style style:name="T35" style:family="text">
      <style:text-properties fo:font-weight="bold" officeooo:rsid="00e2f312" style:font-weight-asian="bold" style:font-weight-complex="bold"/>
    </style:style>
    <style:style style:name="T36" style:family="text">
      <style:text-properties fo:font-weight="bold" officeooo:rsid="00e99f49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1365a1" style:font-weight-asian="normal" style:font-weight-complex="normal"/>
    </style:style>
    <style:style style:name="T39" style:family="text">
      <style:text-properties fo:font-weight="normal" officeooo:rsid="00143500" style:font-weight-asian="normal" style:font-weight-complex="normal"/>
    </style:style>
    <style:style style:name="T40" style:family="text">
      <style:text-properties fo:font-weight="normal" officeooo:rsid="00182869" style:font-weight-asian="normal" style:font-weight-complex="normal"/>
    </style:style>
    <style:style style:name="T41" style:family="text">
      <style:text-properties fo:font-weight="normal" officeooo:rsid="0019a01d" style:font-weight-asian="normal" style:font-weight-complex="normal"/>
    </style:style>
    <style:style style:name="T42" style:family="text">
      <style:text-properties fo:font-weight="normal" officeooo:rsid="001b1083" style:font-weight-asian="normal" style:font-weight-complex="normal"/>
    </style:style>
    <style:style style:name="T43" style:family="text">
      <style:text-properties fo:font-weight="normal" officeooo:rsid="001b8e5f" style:font-weight-asian="normal" style:font-weight-complex="normal"/>
    </style:style>
    <style:style style:name="T44" style:family="text">
      <style:text-properties fo:font-weight="normal" officeooo:rsid="001be46c" style:font-weight-asian="normal" style:font-weight-complex="normal"/>
    </style:style>
    <style:style style:name="T45" style:family="text">
      <style:text-properties fo:font-weight="normal" officeooo:rsid="001c4a36" style:font-weight-asian="normal" style:font-weight-complex="normal"/>
    </style:style>
    <style:style style:name="T46" style:family="text">
      <style:text-properties fo:font-weight="normal" officeooo:rsid="001f0aaa" style:font-weight-asian="normal" style:font-weight-complex="normal"/>
    </style:style>
    <style:style style:name="T47" style:family="text">
      <style:text-properties fo:font-weight="normal" officeooo:rsid="001f5e71" style:font-weight-asian="normal" style:font-weight-complex="normal"/>
    </style:style>
    <style:style style:name="T48" style:family="text">
      <style:text-properties fo:font-weight="normal" officeooo:rsid="001f9572" style:font-weight-asian="normal" style:font-weight-complex="normal"/>
    </style:style>
    <style:style style:name="T49" style:family="text">
      <style:text-properties fo:font-weight="normal" officeooo:rsid="0021fe61" style:font-weight-asian="normal" style:font-weight-complex="normal"/>
    </style:style>
    <style:style style:name="T50" style:family="text">
      <style:text-properties fo:font-weight="normal" officeooo:rsid="0022d467" style:font-weight-asian="normal" style:font-weight-complex="normal"/>
    </style:style>
    <style:style style:name="T51" style:family="text">
      <style:text-properties fo:font-weight="normal" officeooo:rsid="0024274e" style:font-weight-asian="normal" style:font-weight-complex="normal"/>
    </style:style>
    <style:style style:name="T52" style:family="text">
      <style:text-properties fo:font-weight="normal" officeooo:rsid="00245211" style:font-weight-asian="normal" style:font-weight-complex="normal"/>
    </style:style>
    <style:style style:name="T53" style:family="text">
      <style:text-properties fo:font-weight="normal" officeooo:rsid="0024a9a3" style:font-weight-asian="normal" style:font-weight-complex="normal"/>
    </style:style>
    <style:style style:name="T54" style:family="text">
      <style:text-properties fo:font-weight="normal" officeooo:rsid="0024b206" style:font-weight-asian="normal" style:font-weight-complex="normal"/>
    </style:style>
    <style:style style:name="T55" style:family="text">
      <style:text-properties fo:font-weight="normal" officeooo:rsid="002539e4" style:font-weight-asian="normal" style:font-weight-complex="normal"/>
    </style:style>
    <style:style style:name="T56" style:family="text">
      <style:text-properties fo:font-weight="normal" officeooo:rsid="0025814d" style:font-weight-asian="normal" style:font-weight-complex="normal"/>
    </style:style>
    <style:style style:name="T57" style:family="text">
      <style:text-properties fo:font-weight="normal" officeooo:rsid="00271e97" style:font-weight-asian="normal" style:font-weight-complex="normal"/>
    </style:style>
    <style:style style:name="T58" style:family="text">
      <style:text-properties fo:font-weight="normal" officeooo:rsid="0028fc1a" style:font-weight-asian="normal" style:font-weight-complex="normal"/>
    </style:style>
    <style:style style:name="T59" style:family="text">
      <style:text-properties fo:font-weight="normal" officeooo:rsid="002a476e" style:font-weight-asian="normal" style:font-weight-complex="normal"/>
    </style:style>
    <style:style style:name="T60" style:family="text">
      <style:text-properties fo:font-weight="normal" officeooo:rsid="002b899c" style:font-weight-asian="normal" style:font-weight-complex="normal"/>
    </style:style>
    <style:style style:name="T61" style:family="text">
      <style:text-properties fo:font-weight="normal" officeooo:rsid="002d50e3" style:font-weight-asian="normal" style:font-weight-complex="normal"/>
    </style:style>
    <style:style style:name="T62" style:family="text">
      <style:text-properties fo:font-weight="normal" officeooo:rsid="002dc80d" style:font-weight-asian="normal" style:font-weight-complex="normal"/>
    </style:style>
    <style:style style:name="T63" style:family="text">
      <style:text-properties fo:font-weight="normal" officeooo:rsid="002ee577" style:font-weight-asian="normal" style:font-weight-complex="normal"/>
    </style:style>
    <style:style style:name="T64" style:family="text">
      <style:text-properties fo:font-weight="normal" officeooo:rsid="002fd3f2" style:font-weight-asian="normal" style:font-weight-complex="normal"/>
    </style:style>
    <style:style style:name="T65" style:family="text">
      <style:text-properties fo:font-weight="normal" officeooo:rsid="0033ced7" style:font-weight-asian="normal" style:font-weight-complex="normal"/>
    </style:style>
    <style:style style:name="T66" style:family="text">
      <style:text-properties fo:font-weight="normal" officeooo:rsid="003413dd" style:font-weight-asian="normal" style:font-weight-complex="normal"/>
    </style:style>
    <style:style style:name="T67" style:family="text">
      <style:text-properties fo:font-weight="normal" officeooo:rsid="003497e9" style:font-weight-asian="normal" style:font-weight-complex="normal"/>
    </style:style>
    <style:style style:name="T68" style:family="text">
      <style:text-properties fo:font-weight="normal" officeooo:rsid="0034d15d" style:font-weight-asian="normal" style:font-weight-complex="normal"/>
    </style:style>
    <style:style style:name="T69" style:family="text">
      <style:text-properties fo:font-weight="normal" officeooo:rsid="00364a28" style:font-weight-asian="normal" style:font-weight-complex="normal"/>
    </style:style>
    <style:style style:name="T70" style:family="text">
      <style:text-properties fo:font-weight="normal" officeooo:rsid="0037621c" style:font-weight-asian="normal" style:font-weight-complex="normal"/>
    </style:style>
    <style:style style:name="T71" style:family="text">
      <style:text-properties fo:font-weight="normal" officeooo:rsid="0039024e" style:font-weight-asian="normal" style:font-weight-complex="normal"/>
    </style:style>
    <style:style style:name="T72" style:family="text">
      <style:text-properties fo:font-weight="normal" officeooo:rsid="003a763b" style:font-weight-asian="normal" style:font-weight-complex="normal"/>
    </style:style>
    <style:style style:name="T73" style:family="text">
      <style:text-properties fo:font-weight="normal" officeooo:rsid="003c2612" style:font-weight-asian="normal" style:font-weight-complex="normal"/>
    </style:style>
    <style:style style:name="T74" style:family="text">
      <style:text-properties fo:font-weight="normal" officeooo:rsid="003d226b" style:font-weight-asian="normal" style:font-weight-complex="normal"/>
    </style:style>
    <style:style style:name="T75" style:family="text">
      <style:text-properties fo:font-weight="normal" officeooo:rsid="00405d47" style:font-weight-asian="normal" style:font-weight-complex="normal"/>
    </style:style>
    <style:style style:name="T76" style:family="text">
      <style:text-properties fo:font-weight="normal" officeooo:rsid="00418003" style:font-weight-asian="normal" style:font-weight-complex="normal"/>
    </style:style>
    <style:style style:name="T77" style:family="text">
      <style:text-properties fo:font-weight="normal" officeooo:rsid="0044e3bb" style:font-weight-asian="normal" style:font-weight-complex="normal"/>
    </style:style>
    <style:style style:name="T78" style:family="text">
      <style:text-properties fo:font-weight="normal" officeooo:rsid="00456044" style:font-weight-asian="normal" style:font-weight-complex="normal"/>
    </style:style>
    <style:style style:name="T79" style:family="text">
      <style:text-properties fo:font-weight="normal" officeooo:rsid="0046be96" style:font-weight-asian="normal" style:font-weight-complex="normal"/>
    </style:style>
    <style:style style:name="T80" style:family="text">
      <style:text-properties fo:font-weight="normal" officeooo:rsid="004862d1" style:font-weight-asian="normal" style:font-weight-complex="normal"/>
    </style:style>
    <style:style style:name="T81" style:family="text">
      <style:text-properties fo:font-weight="normal" officeooo:rsid="0049b834" style:font-weight-asian="normal" style:font-weight-complex="normal"/>
    </style:style>
    <style:style style:name="T82" style:family="text">
      <style:text-properties fo:font-weight="normal" officeooo:rsid="004b9f02" style:font-weight-asian="normal" style:font-weight-complex="normal"/>
    </style:style>
    <style:style style:name="T83" style:family="text">
      <style:text-properties fo:font-weight="normal" officeooo:rsid="004c6495" style:font-weight-asian="normal" style:font-weight-complex="normal"/>
    </style:style>
    <style:style style:name="T84" style:family="text">
      <style:text-properties fo:font-weight="normal" officeooo:rsid="004d105b" style:font-weight-asian="normal" style:font-weight-complex="normal"/>
    </style:style>
    <style:style style:name="T85" style:family="text">
      <style:text-properties fo:font-weight="normal" officeooo:rsid="004e7959" style:font-weight-asian="normal" style:font-weight-complex="normal"/>
    </style:style>
    <style:style style:name="T86" style:family="text">
      <style:text-properties fo:font-weight="normal" officeooo:rsid="004ef3da" style:font-weight-asian="normal" style:font-weight-complex="normal"/>
    </style:style>
    <style:style style:name="T87" style:family="text">
      <style:text-properties fo:font-weight="normal" officeooo:rsid="004f16ef" style:font-weight-asian="normal" style:font-weight-complex="normal"/>
    </style:style>
    <style:style style:name="T88" style:family="text">
      <style:text-properties fo:font-weight="normal" officeooo:rsid="00538fad" style:font-weight-asian="normal" style:font-weight-complex="normal"/>
    </style:style>
    <style:style style:name="T89" style:family="text">
      <style:text-properties fo:font-weight="normal" officeooo:rsid="00550acb" style:font-weight-asian="normal" style:font-weight-complex="normal"/>
    </style:style>
    <style:style style:name="T90" style:family="text">
      <style:text-properties fo:font-weight="normal" officeooo:rsid="0056052f" style:font-weight-asian="normal" style:font-weight-complex="normal"/>
    </style:style>
    <style:style style:name="T91" style:family="text">
      <style:text-properties fo:font-weight="normal" officeooo:rsid="005626ca" style:font-weight-asian="normal" style:font-weight-complex="normal"/>
    </style:style>
    <style:style style:name="T92" style:family="text">
      <style:text-properties fo:font-weight="normal" officeooo:rsid="005731ee" style:font-weight-asian="normal" style:font-weight-complex="normal"/>
    </style:style>
    <style:style style:name="T93" style:family="text">
      <style:text-properties fo:font-weight="normal" officeooo:rsid="0058eee7" style:font-weight-asian="normal" style:font-weight-complex="normal"/>
    </style:style>
    <style:style style:name="T94" style:family="text">
      <style:text-properties fo:font-weight="normal" officeooo:rsid="0059a56d" style:font-weight-asian="normal" style:font-weight-complex="normal"/>
    </style:style>
    <style:style style:name="T95" style:family="text">
      <style:text-properties fo:font-weight="normal" officeooo:rsid="00609662" style:font-weight-asian="normal" style:font-weight-complex="normal"/>
    </style:style>
    <style:style style:name="T96" style:family="text">
      <style:text-properties fo:font-weight="normal" officeooo:rsid="0063b82d" style:font-weight-asian="normal" style:font-weight-complex="normal"/>
    </style:style>
    <style:style style:name="T97" style:family="text">
      <style:text-properties fo:font-weight="normal" officeooo:rsid="0064c8d2" style:font-weight-asian="normal" style:font-weight-complex="normal"/>
    </style:style>
    <style:style style:name="T98" style:family="text">
      <style:text-properties fo:font-weight="normal" officeooo:rsid="00668150" style:font-weight-asian="normal" style:font-weight-complex="normal"/>
    </style:style>
    <style:style style:name="T99" style:family="text">
      <style:text-properties fo:font-weight="normal" officeooo:rsid="0066f603" style:font-weight-asian="normal" style:font-weight-complex="normal"/>
    </style:style>
    <style:style style:name="T100" style:family="text">
      <style:text-properties fo:font-weight="normal" officeooo:rsid="0069e216" style:font-weight-asian="normal" style:font-weight-complex="normal"/>
    </style:style>
    <style:style style:name="T101" style:family="text">
      <style:text-properties fo:font-weight="normal" officeooo:rsid="006a2ee0" style:font-weight-asian="normal" style:font-weight-complex="normal"/>
    </style:style>
    <style:style style:name="T102" style:family="text">
      <style:text-properties fo:font-weight="normal" officeooo:rsid="006d3a96" style:font-weight-asian="normal" style:font-weight-complex="normal"/>
    </style:style>
    <style:style style:name="T103" style:family="text">
      <style:text-properties fo:font-weight="normal" officeooo:rsid="00c39e79" style:font-weight-asian="normal" style:font-weight-complex="normal"/>
    </style:style>
    <style:style style:name="T104" style:family="text">
      <style:text-properties fo:font-weight="normal" officeooo:rsid="00c4be7e" style:font-weight-asian="normal" style:font-weight-complex="normal"/>
    </style:style>
    <style:style style:name="T105" style:family="text">
      <style:text-properties fo:font-weight="normal" officeooo:rsid="00c6b49e" style:font-weight-asian="normal" style:font-weight-complex="normal"/>
    </style:style>
    <style:style style:name="T106" style:family="text">
      <style:text-properties fo:font-weight="normal" officeooo:rsid="00c832d7" style:font-weight-asian="normal" style:font-weight-complex="normal"/>
    </style:style>
    <style:style style:name="T107" style:family="text">
      <style:text-properties fo:font-weight="normal" officeooo:rsid="00c884bc" style:font-weight-asian="normal" style:font-weight-complex="normal"/>
    </style:style>
    <style:style style:name="T108" style:family="text">
      <style:text-properties fo:font-weight="normal" officeooo:rsid="00c96fc9" style:font-weight-asian="normal" style:font-weight-complex="normal"/>
    </style:style>
    <style:style style:name="T109" style:family="text">
      <style:text-properties fo:font-weight="normal" officeooo:rsid="00cad6bd" style:font-weight-asian="normal" style:font-weight-complex="normal"/>
    </style:style>
    <style:style style:name="T110" style:family="text">
      <style:text-properties fo:font-weight="normal" officeooo:rsid="00cce70b" style:font-weight-asian="normal" style:font-weight-complex="normal"/>
    </style:style>
    <style:style style:name="T111" style:family="text">
      <style:text-properties fo:font-weight="normal" officeooo:rsid="00cdffce" style:font-weight-asian="normal" style:font-weight-complex="normal"/>
    </style:style>
    <style:style style:name="T112" style:family="text">
      <style:text-properties fo:font-weight="normal" officeooo:rsid="00ce2852" style:font-weight-asian="normal" style:font-weight-complex="normal"/>
    </style:style>
    <style:style style:name="T113" style:family="text">
      <style:text-properties fo:font-weight="normal" officeooo:rsid="00d3558b" style:font-weight-asian="normal" style:font-weight-complex="normal"/>
    </style:style>
    <style:style style:name="T114" style:family="text">
      <style:text-properties fo:font-weight="normal" officeooo:rsid="00d38d67" style:font-weight-asian="normal" style:font-weight-complex="normal"/>
    </style:style>
    <style:style style:name="T115" style:family="text">
      <style:text-properties fo:font-weight="normal" officeooo:rsid="00d4e0d7" style:font-weight-asian="normal" style:font-weight-complex="normal"/>
    </style:style>
    <style:style style:name="T116" style:family="text">
      <style:text-properties fo:font-weight="normal" officeooo:rsid="00d68c03" style:font-weight-asian="normal" style:font-weight-complex="normal"/>
    </style:style>
    <style:style style:name="T117" style:family="text">
      <style:text-properties fo:font-weight="normal" officeooo:rsid="00d77195" style:font-weight-asian="normal" style:font-weight-complex="normal"/>
    </style:style>
    <style:style style:name="T118" style:family="text">
      <style:text-properties fo:font-weight="normal" officeooo:rsid="00d79f3c" style:font-weight-asian="normal" style:font-weight-complex="normal"/>
    </style:style>
    <style:style style:name="T119" style:family="text">
      <style:text-properties fo:font-weight="normal" officeooo:rsid="00d96e00" style:font-weight-asian="normal" style:font-weight-complex="normal"/>
    </style:style>
    <style:style style:name="T120" style:family="text">
      <style:text-properties fo:font-weight="normal" officeooo:rsid="00da2692" style:font-weight-asian="normal" style:font-weight-complex="normal"/>
    </style:style>
    <style:style style:name="T121" style:family="text">
      <style:text-properties fo:font-weight="normal" officeooo:rsid="00dbcca2" style:font-weight-asian="normal" style:font-weight-complex="normal"/>
    </style:style>
    <style:style style:name="T122" style:family="text">
      <style:text-properties fo:font-weight="normal" officeooo:rsid="00dbfeb4" style:font-weight-asian="normal" style:font-weight-complex="normal"/>
    </style:style>
    <style:style style:name="T123" style:family="text">
      <style:text-properties fo:font-weight="normal" officeooo:rsid="00dd5626" style:font-weight-asian="normal" style:font-weight-complex="normal"/>
    </style:style>
    <style:style style:name="T124" style:family="text">
      <style:text-properties fo:font-weight="normal" officeooo:rsid="00de93a1" style:font-weight-asian="normal" style:font-weight-complex="normal"/>
    </style:style>
    <style:style style:name="T125" style:family="text">
      <style:text-properties fo:font-weight="normal" officeooo:rsid="00dfbe8a" style:font-weight-asian="normal" style:font-weight-complex="normal"/>
    </style:style>
    <style:style style:name="T126" style:family="text">
      <style:text-properties fo:font-weight="normal" officeooo:rsid="00e0d1ca" style:font-weight-asian="normal" style:font-weight-complex="normal"/>
    </style:style>
    <style:style style:name="T127" style:family="text">
      <style:text-properties fo:font-weight="normal" officeooo:rsid="00e20e4a" style:font-weight-asian="normal" style:font-weight-complex="normal"/>
    </style:style>
    <style:style style:name="T128" style:family="text">
      <style:text-properties fo:font-weight="normal" officeooo:rsid="00e2f312" style:font-weight-asian="normal" style:font-weight-complex="normal"/>
    </style:style>
    <style:style style:name="T129" style:family="text">
      <style:text-properties fo:font-weight="normal" officeooo:rsid="00e4e0e8" style:font-weight-asian="normal" style:font-weight-complex="normal"/>
    </style:style>
    <style:style style:name="T130" style:family="text">
      <style:text-properties fo:font-weight="normal" officeooo:rsid="00e6a0b8" style:font-weight-asian="normal" style:font-weight-complex="normal"/>
    </style:style>
    <style:style style:name="T131" style:family="text">
      <style:text-properties fo:font-weight="normal" officeooo:rsid="00e7cdd9" style:font-weight-asian="normal" style:font-weight-complex="normal"/>
    </style:style>
    <style:style style:name="T132" style:family="text">
      <style:text-properties fo:font-weight="normal" officeooo:rsid="00e99f49" style:font-weight-asian="normal" style:font-weight-complex="normal"/>
    </style:style>
    <style:style style:name="T133" style:family="text">
      <style:text-properties fo:font-weight="normal" officeooo:rsid="00ea0df0" style:font-weight-asian="normal" style:font-weight-complex="normal"/>
    </style:style>
    <style:style style:name="T134" style:family="text">
      <style:text-properties officeooo:rsid="0040211c"/>
    </style:style>
    <style:style style:name="T135" style:family="text">
      <style:text-properties officeooo:rsid="00405d47"/>
    </style:style>
    <style:style style:name="T136" style:family="text">
      <style:text-properties fo:font-style="italic" fo:font-weight="normal" officeooo:rsid="006a2ee0" style:font-style-asian="italic" style:font-weight-asian="normal" style:font-style-complex="italic" style:font-weight-complex="normal"/>
    </style:style>
    <style:style style:name="T137" style:family="text">
      <style:text-properties fo:font-style="italic" fo:font-weight="normal" officeooo:rsid="007859d8" style:font-style-asian="italic" style:font-weight-asian="normal" style:font-style-complex="italic" style:font-weight-complex="normal"/>
    </style:style>
    <style:style style:name="T1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6a2ee0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6e0802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6e4cd1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06ff2a2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070e83c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0713cae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0726c57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0737bd2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0757a39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07859d8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079a76a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07ad064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07d55de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0818835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0822434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0886948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089d07d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08c84f8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08c9de5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0a03746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0a21d9a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0a34518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0a57604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0a6c6ba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0a84aa7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0aad215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0ab9edb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0acf876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0ae28cc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0aec261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0aee338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0afd1a3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0b1a5e5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0b1c026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0b2dd78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0b6eaff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0b756ff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0b8d26e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0ba1501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0bb7076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0bc608c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bold" officeooo:rsid="006ff2a2" style:font-style-asian="normal" style:font-weight-asian="bold" style:font-style-complex="normal" style:font-weight-complex="bold"/>
    </style:style>
    <style:style style:name="T181" style:family="text">
      <style:text-properties fo:font-style="normal" fo:font-weight="bold" officeooo:rsid="0070e83c" style:font-style-asian="normal" style:font-weight-asian="bold" style:font-style-complex="normal" style:font-weight-complex="bold"/>
    </style:style>
    <style:style style:name="T182" style:family="text">
      <style:text-properties fo:font-style="normal" fo:font-weight="bold" officeooo:rsid="00713cae" style:font-style-asian="normal" style:font-weight-asian="bold" style:font-style-complex="normal" style:font-weight-complex="bold"/>
    </style:style>
    <style:style style:name="T183" style:family="text">
      <style:text-properties fo:font-style="normal" fo:font-weight="bold" officeooo:rsid="007d55de" style:font-style-asian="normal" style:font-weight-asian="bold" style:font-style-complex="normal" style:font-weight-complex="bold"/>
    </style:style>
    <style:style style:name="T184" style:family="text">
      <style:text-properties fo:font-style="normal" fo:font-weight="bold" officeooo:rsid="00822434" style:font-style-asian="normal" style:font-weight-asian="bold" style:font-style-complex="normal" style:font-weight-complex="bold"/>
    </style:style>
    <style:style style:name="T185" style:family="text">
      <style:text-properties fo:font-style="normal" fo:font-weight="bold" officeooo:rsid="0089d07d" style:font-style-asian="normal" style:font-weight-asian="bold" style:font-style-complex="normal" style:font-weight-complex="bold"/>
    </style:style>
    <style:style style:name="T186" style:family="text">
      <style:text-properties fo:font-style="normal" fo:font-weight="bold" officeooo:rsid="008c9de5" style:font-style-asian="normal" style:font-weight-asian="bold" style:font-style-complex="normal" style:font-weight-complex="bold"/>
    </style:style>
    <style:style style:name="T187" style:family="text">
      <style:text-properties fo:font-style="normal" fo:font-weight="bold" officeooo:rsid="00a34518" style:font-style-asian="normal" style:font-weight-asian="bold" style:font-style-complex="normal" style:font-weight-complex="bold"/>
    </style:style>
    <style:style style:name="T188" style:family="text">
      <style:text-properties fo:font-style="normal" fo:font-weight="bold" officeooo:rsid="00aec261" style:font-style-asian="normal" style:font-weight-asian="bold" style:font-style-complex="normal" style:font-weight-complex="bold"/>
    </style:style>
    <style:style style:name="T189" style:family="text">
      <style:text-properties fo:font-style="normal" fo:font-weight="bold" officeooo:rsid="00afd1a3" style:font-style-asian="normal" style:font-weight-asian="bold" style:font-style-complex="normal" style:font-weight-complex="bold"/>
    </style:style>
    <style:style style:name="T190" style:family="text">
      <style:text-properties fo:font-style="normal" fo:font-weight="bold" officeooo:rsid="00b1a5e5" style:font-style-asian="normal" style:font-weight-asian="bold" style:font-style-complex="normal" style:font-weight-complex="bold"/>
    </style:style>
    <style:style style:name="T191" style:family="text">
      <style:text-properties fo:font-style="normal" fo:font-weight="bold" officeooo:rsid="00b1c026" style:font-style-asian="normal" style:font-weight-asian="bold" style:font-style-complex="normal" style:font-weight-complex="bold"/>
    </style:style>
    <style:style style:name="T192" style:family="text">
      <style:text-properties fo:font-style="normal" fo:font-weight="bold" officeooo:rsid="00b8d26e" style:font-style-asian="normal" style:font-weight-asian="bold" style:font-style-complex="normal" style:font-weight-complex="bold"/>
    </style:style>
    <style:style style:name="T193" style:family="text">
      <style:text-properties fo:font-style="normal" fo:font-weight="bold" officeooo:rsid="00ba1501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’età della “ragione” e l’Illuminismo</text:p>
      <text:p text:style-name="P1">La storia politica, l’economia e il diritto</text:p>
      <text:p text:style-name="P5">Durante il Settecento la situazione socio-politica in Europa cambia: <text:span text:style-name="T1">la </text:span><text:span text:style-name="T3">Francia</text:span><text:span text:style-name="T38"> si rafforza a scapito della Spagna, che lascia lo spazio a </text:span><text:span text:style-name="T3">Prussia</text:span><text:span text:style-name="T38">, </text:span><text:span text:style-name="T39">la </text:span><text:span text:style-name="T4">Russia</text:span><text:span text:style-name="T39"> e l’</text:span><text:span text:style-name="T4">Inghilterra</text:span><text:span text:style-name="T39">, dove peraltro nacque la </text:span><text:span text:style-name="T4">monarchia costituzionale</text:span><text:span text:style-name="T39">. </text:span><text:span text:style-name="T40">L’Italia continuava ad essere frammentata </text:span><text:span text:style-name="T41">in piccoli staterelli sottomessi alle potenze europee, </text:span><text:span text:style-name="T42">che tuttavia promossero un poco </text:span><text:span text:style-name="T43">lo sviluppo economico-culturale, più evidente nel </text:span><text:span text:style-name="T5">Regno delle due Sicilie</text:span><text:span text:style-name="T43"> </text:span><text:span text:style-name="T44">e in </text:span><text:span text:style-name="T6">Lombardia</text:span><text:span text:style-name="T44">.</text:span><text:span text:style-name="T45"><text:line-break/></text:span><text:span text:style-name="T46">Nella seconda metà del secolo si assiste a uno dei periodi di maggiore cambiamento, la </text:span><text:span text:style-name="T7">rivoluzione industriale</text:span><text:span text:style-name="T46">, </text:span><text:span text:style-name="T47">che vede in testa l’</text:span><text:span text:style-name="T8">Inghilterra</text:span><text:span text:style-name="T47">, </text:span><text:span text:style-name="T48">che adesso creava beni in acciaio. </text:span><text:span text:style-name="T49">Venne dunque fuori il </text:span><text:span text:style-name="T9">ceto imprenditoriale</text:span><text:span text:style-name="T49"> </text:span><text:span text:style-name="T50">che stimola la crescita </text:span><text:span text:style-name="T51">del </text:span><text:span text:style-name="T10">commercio e delle attività intellettuali</text:span><text:span text:style-name="T51">, </text:span><text:span text:style-name="T52">facendo </text:span><text:span text:style-name="T53">ergere </text:span><text:span text:style-name="T54">tra gli altri la classe </text:span><text:span text:style-name="T11">borghese</text:span><text:span text:style-name="T54">, </text:span><text:span text:style-name="T55">una </text:span><text:span text:style-name="T12">dinamica e intraprendente</text:span><text:span text:style-name="T55">, </text:span><text:span text:style-name="T56">che poteva sfruttare a pieno le ideologie teorizzate da Adam Smith sul </text:span><text:span text:style-name="T13">liberismo economico</text:span><text:span text:style-name="T56">. </text:span><text:span text:style-name="T57">Si entra nell’era del moderno capitalismo che favorisce la vita dei più abbienti in concomitanza con le nuove scoperte scientifiche, </text:span><text:span text:style-name="T58">con </text:span><text:span text:style-name="T14">l’abbandono delle campagne</text:span><text:span text:style-name="T58"> e l’inurbamento, </text:span><text:span text:style-name="T59">che provoca la classe di quegli individui che </text:span><text:span text:style-name="T60">venivano sfruttati in massa nelle fabbriche, </text:span><text:span text:style-name="T61">il </text:span><text:span text:style-name="T15">proletariato</text:span><text:span text:style-name="T61">,</text:span><text:span text:style-name="T60"> per cui, nell’Ottocento, si avranno </text:span><text:span text:style-name="T61">le rivolte, </text:span><text:span text:style-name="T62">gli scioperi a favore della tutela dei diritti dei lavoratori e </text:span><text:span text:style-name="T63">le prime tendenze socialistiche, </text:span><text:span text:style-name="T64">che si scontreranno con le altre per risolvere la </text:span><text:span text:style-name="T16">questione sociale</text:span><text:span text:style-name="T64"> aperta.</text:span></text:p>
      <text:p text:style-name="P6"><text:span text:style-name="T64">I</text:span><text:span text:style-name="T37">l progresso </text:span><text:span text:style-name="T65">economico ne porta uno sociale, </text:span><text:span text:style-name="T66">che in particolare </text:span><text:span text:style-name="T67">vede protagonisti quei borghesi che, riconoscendo il loro valore nella società, vogliono rivendicare i loro diritti. </text:span><text:span text:style-name="T68">Col supporto di vari intellettuali, in Francia nasce l’</text:span><text:span text:style-name="T17">Illuminismo</text:span><text:span text:style-name="T68">, </text:span><text:span text:style-name="T69">che ottenne l’appoggio di alcuni despoti “</text:span><text:span text:style-name="T70">illuminati”. A rimanere </text:span><text:span text:style-name="T71">attaccata alle vecchie radici fu invece la Francia d</text:span><text:span text:style-name="T72">a</text:span><text:span text:style-name="T71"> Luigi XIV </text:span><text:span text:style-name="T72">fino a Napoleone, </text:span><text:span text:style-name="T73">il cui potere fu tuttavia </text:span><text:span text:style-name="T74">stroncato dall’irreparabile </text:span><text:span text:style-name="T18">rivoluzione</text:span><text:span text:style-name="T74"> che portò all’</text:span><text:span text:style-name="T18">indipendenza</text:span><text:span text:style-name="T74"> nel 1776.</text:span></text:p>
      <text:p text:style-name="P2">La cultura del primo Settecento</text:p>
      <text:p text:style-name="P7">La condanna del barocco durante il Settecento <text:span text:style-name="T134">doveva trovare un’alternativa al bisogno di equilibrio e misura: </text:span><text:span text:style-name="T135">il </text:span><text:span text:style-name="T19">richiamo alla natura e alla ragione</text:span><text:span text:style-name="T75"> </text:span><text:span text:style-name="T76">teneva conto dei metodi galileiano e cartesiano. </text:span><text:span text:style-name="T77">Di qui si propose il ritorno ad una poesia più </text:span><text:span text:style-name="T78">classicamente composta, </text:span><text:span text:style-name="T79">che assoggettava l’ispirazione all’intelletto, </text:span><text:span text:style-name="T80">esperienza </text:span><text:span text:style-name="T81">maggiormente espressa </text:span><text:span text:style-name="T82">nell’accademia dell’</text:span><text:span text:style-name="T20">Arcadia</text:span><text:span text:style-name="T82">.<text:line-break/></text:span><text:span text:style-name="T21">Ludovico Antonio Muratori</text:span><text:span text:style-name="T83">, tra tutti, </text:span><text:span text:style-name="T84">cercò di </text:span><text:span text:style-name="T85">contrastare la frivolezza di quei poeti che si erano adagiati sulle conquiste </text:span><text:span text:style-name="T86">formali, </text:span><text:span text:style-name="T87">trascurando i contenuti. </text:span><text:span text:style-name="T88">Grazie anche a lui abbiamo </text:span><text:span text:style-name="T89">una maggiore attenzione al </text:span><text:span text:style-name="T22">passato</text:span><text:span text:style-name="T89">, e uno studio </text:span><text:span text:style-name="T90">sulla </text:span><text:span text:style-name="T23">corretta interpretazione del divenire storico</text:span><text:span text:style-name="T90">, </text:span><text:span text:style-name="T91">finora altalenata </text:span><text:span text:style-name="T92">tra medioevo e rinascimento; </text:span><text:span text:style-name="T94">n</text:span><text:span text:style-name="T93">on andava tuttavia negato il concetto di </text:span><text:span text:style-name="T24">responsabilità razionale delle azioni umane</text:span><text:span text:style-name="T93">.</text:span></text:p>
      <text:p text:style-name="P3">L’Illuminismo e lo spirito enciclopedico</text:p>
      <text:p text:style-name="P8">Il bersaglio della polemica illuminista è sicuramente il <text:span text:style-name="T25">M</text:span><text:span text:style-name="T2">edioevo</text:span><text:span text:style-name="T37">,</text:span><text:span text:style-name="T95"> </text:span><text:span text:style-name="T96">un’epoca di barbarie e ignoranza, </text:span><text:span text:style-name="T97">le cui conseguenze si sono protratte sino a</text:span><text:span text:style-name="T99">i</text:span><text:span text:style-name="T97"> contemporaneo </text:span><text:span text:style-name="T98">dogmatismo religioso </text:span><text:span text:style-name="T99">e assolutismo monarchico. </text:span><text:span text:style-name="T100">Il bisogno di rinnovamento </text:span><text:span text:style-name="T101">è sentito dagli illuministi che adesso </text:span><text:span text:style-name="T102">condannavano</text:span><text:span text:style-name="T101"> l’</text:span><text:span text:style-name="T136">ipse dixit</text:span><text:span text:style-name="T139"> aristotelico, </text:span><text:span text:style-name="T140">che andava contro la stessa ragione che avrebbe invece dovuto portare a</text:span><text:span text:style-name="T141">i principi di </text:span><text:span text:style-name="T180">diritto naturale</text:span><text:span text:style-name="T142">, di </text:span><text:span text:style-name="T180">uguaglianza di fronte alla legge</text:span><text:span text:style-name="T142"> e </text:span><text:span text:style-name="T143">di </text:span><text:span text:style-name="T181">fratellanza</text:span><text:span text:style-name="T143">. </text:span><text:span text:style-name="T144">Lo Stato cominciava ad </text:span><text:soft-page-break/><text:span text:style-name="T144">essere concepito come </text:span><text:span text:style-name="T182">democratico</text:span><text:span text:style-name="T144">, </text:span><text:span text:style-name="T145">governato da chi rappresentava il popolo </text:span><text:span text:style-name="T146">e che giudicava chi commetteva illeciti </text:span><text:span text:style-name="T147">secondo delle leggi davanti alle quali tutti i cittadini sono uguali.</text:span></text:p>
      <text:p text:style-name="P9"><text:span text:style-name="T147">M</text:span><text:span text:style-name="T138">assimo emblema </text:span><text:span text:style-name="T148">del movimento è il </text:span><text:span text:style-name="T137">Dizionario ragionato delle scienze, delle arti e dei mestieri</text:span><text:span text:style-name="T148">, l’attuale </text:span><text:span text:style-name="T137">Enciclopedia</text:span><text:span text:style-name="T148">, un compendio di nozioni e definizioni </text:span><text:span text:style-name="T149">che abbracciavano tutto il sapere finora </text:span><text:span text:style-name="T150">sviluppato dall’uomo, </text:span><text:span text:style-name="T151">che fu scritto sotto la direzione di </text:span><text:span text:style-name="T183">Denis Diderot</text:span><text:span text:style-name="T151"> e </text:span><text:span text:style-name="T183">J. B. d’Alembert</text:span><text:span text:style-name="T151">. </text:span><text:span text:style-name="T152">I due, sostenuti da molti intellettuali, volevano offrire </text:span><text:span text:style-name="T153">una </text:span><text:span text:style-name="T184">catalogazione e illustrazione dei diversi rami dello scibile umano</text:span><text:span text:style-name="T153">.</text:span></text:p>
      <text:p text:style-name="P10"><text:span text:style-name="T153">I</text:span><text:span text:style-name="T138">nsieme </text:span><text:span text:style-name="T154">alla scienza e alla società viene ampliat</text:span><text:span text:style-name="T155">o l’</text:span><text:span text:style-name="T185">orizzonte mentale</text:span><text:span text:style-name="T155"> degli intellettuali settecenteschi, </text:span><text:span text:style-name="T156">che adesso </text:span><text:span text:style-name="T157">dovevano scontrarsi con la </text:span><text:span text:style-name="T186">visione eurocentrica</text:span><text:span text:style-name="T157">: </text:span><text:span text:style-name="T158">la conoscenza del resto del mondo aveva generato impulsi </text:span><text:span text:style-name="T159">nuovi che avevano messo in crisi la visione dell’uomo occidentale come metro di misura. </text:span><text:span text:style-name="T160">Nacque una nuova concezione di </text:span><text:span text:style-name="T187">tolleranza</text:span><text:span text:style-name="T160">, </text:span><text:span text:style-name="T161">che segnava quel “cosmopolitismo” </text:span><text:span text:style-name="T162">che l’illuminista </text:span><text:span text:style-name="T163">settecentesco professava </text:span><text:span text:style-name="T164">e per la quale </text:span><text:span text:style-name="T165">considerava il suo operato non più circoscritto alla sua nazione, bensì a livello internazionale.<text:line-break/></text:span><text:span text:style-name="T166">Questo amore per l’uomo si estende anche al sociale, </text:span><text:span text:style-name="T167">facendo nascere anche il concetto di “filantropia” </text:span><text:span text:style-name="T168">che si traduce nei programmi di </text:span><text:span text:style-name="T188">riforme a favore del miglioramento delle condizioni di vita</text:span><text:span text:style-name="T168"> dei cittadini. </text:span><text:span text:style-name="T169">Anche la letteratura doveva avere cari questi temi, </text:span><text:span text:style-name="T170">dunque avere l’”</text:span><text:span text:style-name="T189">utile come scopo</text:span><text:span text:style-name="T170">” </text:span><text:span text:style-name="T171">e la </text:span><text:span text:style-name="T190">felicità e il piacere</text:span><text:span text:style-name="T171"> come argomento di riflessione. </text:span><text:span text:style-name="T173">Seguendo questo filone,</text:span><text:span text:style-name="T171"> </text:span><text:span text:style-name="T191">Giuseppe Parini</text:span><text:span text:style-name="T172"> scrisse un’ode sulla salubrità dell’aria.<text:line-break/></text:span><text:span text:style-name="T174">Come sostituto del cristianesimo, poi, </text:span><text:span text:style-name="T175">si venne a delineare una tendenza al deismo, secondo la quale </text:span><text:span text:style-name="T176">esisteva un </text:span><text:span text:style-name="T192">essere supremo</text:span><text:span text:style-name="T177">, una qualche </text:span><text:span text:style-name="T193">intelligenza razionale</text:span><text:span text:style-name="T177"> che presiedesse alle leggi </text:span><text:span text:style-name="T178">e la quale andava rispettata </text:span><text:span text:style-name="T179">osservando i doveri fondamentali che ognuno ha nei confronti dell’altro.</text:span></text:p>
      <text:p text:style-name="P4">Gli intellettuali e le istituzioni culturali in Italia</text:p>
      <text:p text:style-name="P11">A Roma, con l’accademia dell’<text:span text:style-name="T2">Arcadia</text:span><text:span text:style-name="T37">, si continuava </text:span><text:span text:style-name="T103">la tradizione classica, </text:span><text:span text:style-name="T104">promuovendo una concezione diversa dal barocco ma che ancora affondava le radici nelle convenzioni del passato. </text:span><text:span text:style-name="T105">Diversamente, l’accademia dei </text:span><text:span text:style-name="T26">Pugni</text:span><text:span text:style-name="T105"> </text:span><text:span text:style-name="T106">di Pietro e Alessandro </text:span><text:span text:style-name="T27">Verri</text:span><text:span text:style-name="T106">, </text:span><text:span text:style-name="T107">diventò un centro </text:span><text:span text:style-name="T108">di elaborazione </text:span><text:span text:style-name="T109">delle nuove teorie illuministe, promosse, tra la cerchia ristretta, da </text:span><text:span text:style-name="T28">Cesare Beccaria</text:span><text:span text:style-name="T109">. </text:span><text:span text:style-name="T110">Le </text:span><text:span text:style-name="T29">accese discussioni</text:span><text:span text:style-name="T110"> che fiorivano </text:span><text:span text:style-name="T111">durante le loro riunioni giustificavano la </text:span><text:span text:style-name="T112">strana de</text:span><text:span text:style-name="T111">nominazione.</text:span></text:p>
      <text:p text:style-name="P12"><text:span text:style-name="T111">P</text:span><text:span text:style-name="T37">ietro Verri </text:span><text:span text:style-name="T113">fondò “</text:span><text:span text:style-name="T30">Il Caffè</text:span><text:span text:style-name="T113">”, un </text:span><text:span text:style-name="T31">periodico politico e letterario</text:span><text:span text:style-name="T114"> che doveva il suo nome all’ideale di apertura e liberà che proponeva, </text:span><text:span text:style-name="T115">un </text:span><text:span text:style-name="T32">luogo aperto a incontri e confronti</text:span><text:span text:style-name="T115">. </text:span><text:span text:style-name="T116">Uno dei </text:span><text:span text:style-name="T117">migliori sintomi di questo periodo, infatti, fu la nascita di </text:span><text:span text:style-name="T33">giornali e gazzette</text:span><text:span text:style-name="T117">, </text:span><text:span text:style-name="T118">che contribuirono allo sviluppo dell’editoria e </text:span><text:span text:style-name="T119">della coscienza collettiva </text:span><text:span text:style-name="T120">della classe borghese, che </text:span><text:span text:style-name="T121">aveva dapprima in Inghilterra </text:span><text:span text:style-name="T122">mostrato </text:span><text:span text:style-name="T123">la sua egemonia proprio attraverso i giornali </text:span><text:span text:style-name="T124">quali “The Review” o “The Spectator”.</text:span><text:span text:style-name="T125"> Sul modello inglese, anche in Italia si </text:span><text:span text:style-name="T126">ebbero diversi esempi di giornali, come quello dei “</text:span><text:span text:style-name="T34">letterati d’Italia</text:span><text:span text:style-name="T126">”, l’”</text:span><text:span text:style-name="T34">Osservatore veneto</text:span><text:span text:style-name="T126">”, che riprende il nome dello “spectator” inglese.<text:line-break/></text:span><text:span text:style-name="T127">In questo contesto di libertà individuale, anche i cortigiani </text:span><text:span text:style-name="T128">misero in discussione il </text:span><text:span text:style-name="T35">mecenatismo</text:span><text:span text:style-name="T128">, ridotto nella pratica ad un asservimento alle direttive del proprio signore. </text:span><text:span text:style-name="T129">Questo movimento però scemò presto, </text:span><text:span text:style-name="T130">lasciando la convinzione </text:span><text:span text:style-name="T131">che l’intellettuale dovesse occuparsi anche di </text:span><text:span text:style-name="T132">un </text:span><text:span text:style-name="T36">lavoro utile</text:span><text:span text:style-name="T132">, come ad esempio </text:span><text:span text:style-name="T133">Pietro Verri, funzionario stata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6:31:53.020054676</meta:creation-date>
    <dc:date>2021-03-15T18:59:20.068311095</dc:date>
    <meta:editing-duration>PT1H54M51S</meta:editing-duration>
    <meta:editing-cycles>193</meta:editing-cycles>
    <meta:generator>LibreOffice/6.4.6.2$Linux_X86_64 LibreOffice_project/40$Build-2</meta:generator>
    <meta:document-statistic meta:table-count="0" meta:image-count="0" meta:object-count="0" meta:page-count="2" meta:paragraph-count="13" meta:word-count="981" meta:character-count="6802" meta:non-whitespace-character-count="5834"/>
  </office:meta>
</office:document-meta>
</file>